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25252" style:font-name="Arial1" fo:font-size="11.3500003814697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22cm" style:line-height-at-least="0.557cm" fo:text-indent="0cm" style:auto-text-indent="false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text-underline-style="none"/>
    </style:style>
    <style:style style:name="T1" style:family="text">
      <style:text-properties fo:font-variant="normal" fo:text-transform="none" fo:color="#525252" style:font-name="Arial1" fo:font-size="11.3500003814697pt" fo:letter-spacing="normal" fo:font-style="normal" fo:font-weight="bold"/>
    </style:style>
    <style:style style:name="T2" style:family="text">
      <style:text-properties fo:font-variant="normal" fo:text-transform="none" fo:color="#333333" style:font-name="Arial1" fo:font-size="8.85000038146973pt" fo:letter-spacing="normal" fo:font-style="normal" fo:font-weight="normal"/>
    </style:style>
    <style:style style:name="T3" style:family="text">
      <style:text-properties fo:font-variant="normal" fo:text-transform="none" fo:color="#333333" style:font-name="Arial1" fo:font-size="8.85000038146973pt" fo:letter-spacing="normal" fo:font-style="italic" fo:font-weight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RCELLONA</text:p>
      <text:p text:style-name="Standard"/>
      <text:p text:style-name="Standard"/>
      <text:p text:style-name="Standard">SUPERIOR</text:p>
      <text:p text:style-name="Standard"/>
      <text:p text:style-name="Standard"/>
      <text:p text:style-name="Standard"/>
      <text:p text:style-name="Standard">ROSSO:</text:p>
      <text:p text:style-name="Standard"/>
      <text:p text:style-name="Standard">1) <text:span text:style-name="T1">GRAND CRU CLOS DES LAMBRAYS 2011</text:span></text:p>
      <text:p text:style-name="P2"><text:span text:style-name="Emphasis"><text:span text:style-name="T2">Water divides men, wine connect them. A wine of this quality has this power.</text:span></text:span></text:p>
      <text:p text:style-name="Standard"><text:a xlink:type="simple" xlink:href="http://www.vilaviniteca.es/shop/es/clos-des-lambrays-grand-cru-2011.html"/></text:p>
      <text:p text:style-name="Standard"/>
      <text:p text:style-name="Standard"/>
      <text:p text:style-name="Standard">2) <text:span text:style-name="T1">CHÂTEAU CERTAN DE MAY DE CERTAN 2010</text:span></text:p>
      <text:p text:style-name="Text_20_body"><text:line-break/><text:span text:style-name="Emphasis"><text:span text:style-name="T3">A gift that contains the poem of Earth.</text:span></text:span></text:p>
      <text:p text:style-name="Text_20_body"/>
      <text:p text:style-name="Standard">3) <text:span text:style-name="T1">ROBERTO VOERZIO BAROLO CEREQUIO 1999</text:span></text:p>
      <text:p text:style-name="Text_20_body"><text:line-break/><text:span text:style-name="T4">A refined wine just like the procedure to make it.</text:span></text:p>
      <text:p text:style-name="Text_20_body"/>
      <text:p text:style-name="P1">4) VEGA SICILIA VALBUENA 5º AÑO 2008 (MAGNUM)</text:p>
      <text:p text:style-name="P3">A gift that mixes together quality and quantity!</text:p>
      <text:p text:style-name="Text_20_body"/>
      <text:p text:style-name="Standard">5) <text:span text:style-name="T1">PIERRE USSEGLIO CHÂTEAUNEUF-DU-PAPE RÉSERVE DES DEUX FRÈRES 2005</text:span></text:p>
      <text:p text:style-name="Text_20_body"><text:line-break/><text:span text:style-name="T4">A red French wine for an unforgettable evening.</text:span></text:p>
      <text:p text:style-name="Text_20_body"/>
      <text:p text:style-name="Standard"/>
      <text:p text:style-name="Standard">BIANCO:</text:p>
      <text:p text:style-name="Standard"/>
      <text:p text:style-name="Standard">1) <text:span text:style-name="T1">CHAPOUTIER ERMITAGE LE PAVILLON 2007</text:span></text:p>
      <text:p text:style-name="Text_20_body"><text:line-break/></text:p>
      <text:p text:style-name="Text_20_body"/>
      <text:p text:style-name="Standard">2) <text:span text:style-name="T1">VINCENT DAUVISSAT CHABLIS GRAND CRU "LES CLOS" 2011</text:span></text:p>
      <text:p text:style-name="P4">A wine made of grapes that grow in an earth where once there was the sea... doesn't intrigue you?</text:p>
      <text:p text:style-name="Text_20_body"/>
      <text:p text:style-name="Standard">3) <text:span text:style-name="T1">BILLAUD-SIMON CHABLIS LES PREUSES 2008 (MAGNUM)</text:span></text:p>
      <text:p text:style-name="Text_20_body"><text:line-break/>Chablis is considered the most expressive Chardonnay in the world. You just have to try!</text:p>
      <text:p text:style-name="Text_20_body"/>
      <text:p text:style-name="Standard"/>
      <text:p text:style-name="Standard">4) <text:span text:style-name="T1">KISTLER HYDE VINEYARD CARNEROS CHARDONNAY 2009</text:span></text:p>
      <text:p text:style-name="Text_20_body"><text:line-break/><text:soft-page-break/>A Chardonnay that has the Californian passport!</text:p>
      <text:p text:style-name="Text_20_body"/>
      <text:p text:style-name="Standard">5) <text:span text:style-name="T1">CHAVE HERMITAGE BLANC 2010</text:span></text:p>
      <text:p text:style-name="Text_20_body">An unusual wine for a special gift.</text:p>
      <text:p text:style-name="Text_20_body"/>
      <text:p text:style-name="Standard"/>
      <text:p text:style-name="Standard">SPUMANTE:</text:p>
      <text:p text:style-name="Standard"/>
      <text:p text:style-name="Standard">1) <text:span text:style-name="T1">BILLECART-SALMON GRANDE CUVÉE 1996</text:span></text:p>
      <text:p text:style-name="Text_20_body">A champagne is the right wine for a celebration that worths.</text:p>
      <text:p text:style-name="Text_20_body"/>
      <text:p text:style-name="Standard">2) <text:span text:style-name="T1">MOËT &amp; CHANDON DOM PÉRIGNON 2004</text:span></text:p>
      <text:p text:style-name="Text_20_body">If you say Dom Pérignon, you can't confuse this wine for another.</text:p>
      <text:p text:style-name="Text_20_body"><text:line-break/>3) <text:span text:style-name="T1">TAITTINGER COMTES DE CHAMPAGNE BLANC DE BLANCS 2004</text:span></text:p>
      <text:p text:style-name="Text_20_body">A champagne made of Chardonnay. </text:p>
      <text:p text:style-name="Text_20_body"/>
      <text:p text:style-name="Standard">4) <text:span text:style-name="T1">ROEDERER CRISTAL BRUT 2005</text:span></text:p>
      <text:p text:style-name="Text_20_body">A dry wine for a sweet final of the evening.</text:p>
      <text:p text:style-name="Text_20_body"/>
      <text:p text:style-name="Standard">5) <text:s/><text:span text:style-name="T1">MOËT &amp; CHANDON DOM PÉRIGNON ROSÉ 2000</text:span></text:p>
      <text:p text:style-name="Text_20_body">A champagne stained with pink!</text:p>
      <text:p text:style-name="Standard"/>
      <text:p text:style-name="Standard"/>
      <text:p text:style-name="Standard">DOLCE:</text:p>
      <text:p text:style-name="Standard"/>
      <text:p text:style-name="Standard">1) <text:span text:style-name="T1">CHÂTEAU CLIMENS 2005</text:span></text:p>
      <text:p text:style-name="Text_20_body">A world-class wine that you can't miss.</text:p>
      <text:p text:style-name="Text_20_body"/>
      <text:p text:style-name="Standard"/>
      <text:p text:style-name="Standard">2) <text:span text:style-name="T1">EMILIO HIDALGO PEDRO XIMÉNEZ SANTA ANA V.O.R.S</text:span></text:p>
      <text:p text:style-name="Text_20_body">A wine made like a work of art, following the solera Jerez method.</text:p>
      <text:p text:style-name="Text_20_body"/>
      <text:p text:style-name="Standard"/>
      <text:p text:style-name="Standard">3) <text:span text:style-name="T1">CHÂTEAU D'YQUEM 1981</text:span></text:p>
      <text:p text:style-name="Text_20_body">A wine that has an history.</text:p>
      <text:p text:style-name="Text_20_body"/>
      <text:p text:style-name="Standard">4) </text:p>
      <text:p text:style-name="Standard"/>
      <text:p text:style-name="Standard">5)</text:p>
      <text:p text:style-name="Standard"/>
      <text:p text:style-name="Standard"/>
      <text:p text:style-name="Standard"/>
      <text:p text:style-name="Standard"/>
      <text:p text:style-name="Standard"><text:soft-page-break/>DISTILLATI:</text:p>
      <text:p text:style-name="Standard"/>
      <text:p text:style-name="Standard">1) <text:span text:style-name="T1">KAUFFMAN SPECIAL SELECTED VINTAGE 2008 VODKA</text:span></text:p>
      <text:p text:style-name="Text_20_body">When you have to instill courage to someone, vodka is what you need!</text:p>
      <text:p text:style-name="Text_20_body"/>
      <text:p text:style-name="Standard"/>
      <text:p text:style-name="Standard">2) <text:span text:style-name="T1">DUPONT 1989</text:span></text:p>
      <text:p text:style-name="Text_20_body">An apple brandy from the French region of Lower Normandy.</text:p>
      <text:p text:style-name="Standard"/>
      <text:p text:style-name="Standard">3) <text:span text:style-name="T1">BERTA GRAPPA MOSCATO BRIC DEL GAIAN 2004</text:span></text:p>
      <text:p text:style-name="Text_20_body">If you feel cold, drink a glass of grappa and you'll feel better.</text:p>
      <text:p text:style-name="Standard"/>
      <text:p text:style-name="Standard">4) <text:s/><text:span text:style-name="T1">ZACAPA CENTENARIO 25 AÑOS X.O.</text:span></text:p>
      <text:p text:style-name="Text_20_body">A glass of Zacapa, a piece of chocolate and you can fly!</text:p>
      <text:p text:style-name="Standard"/>
      <text:p text:style-name="Standard">5) <text:span text:style-name="T1">REMY MARTIN XO</text:span></text:p>
      <text:p text:style-name="Text_20_body">A name that represents the heart of cognac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09T19:39:03</meta:creation-date>
    <dc:date>2013-10-12T17:13:03.96</dc:date>
    <meta:editing-duration>PT7H51M7S</meta:editing-duration>
    <meta:editing-cycles>17</meta:editing-cycles>
    <meta:generator>OpenOffice.org/3.3$Win32 OpenOffice.org_project/330m20$Build-9567</meta:generator>
    <meta:document-statistic meta:table-count="0" meta:image-count="0" meta:object-count="0" meta:page-count="3" meta:paragraph-count="55" meta:word-count="380" meta:character-count="2139"/>
  </office:meta>
</office:document-meta>
</file>